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4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1.072cm"/>
    </style:style>
    <style:style style:name="co5" style:family="table-column">
      <style:table-column-properties fo:break-before="auto" style:column-width="4.791cm"/>
    </style:style>
    <style:style style:name="co6" style:family="table-column">
      <style:table-column-properties fo:break-before="auto" style:column-width="5.064cm"/>
    </style:style>
    <style:style style:name="co7" style:family="table-column">
      <style:table-column-properties fo:break-before="auto" style:column-width="1.236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1.27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3">
          <table:table-cell table:style-name="ce1" office:value-type="string">
            <text:p>ord</text:p>
          </table:table-cell>
          <table:table-cell table:style-name="ce1" office:value-type="string">
            <text:p>sem</text:p>
          </table:table-cell>
          <table:table-cell table:style-name="ce1" office:value-type="string">
            <text:p>año</text:p>
          </table:table-cell>
          <table:table-cell table:style-name="ce1" office:value-type="string">
            <text:p>curso</text:p>
          </table:table-cell>
          <table:table-cell table:style-name="ce1" office:value-type="string">
            <text:p>programa</text:p>
          </table:table-cell>
          <table:table-cell table:style-name="ce1" office:value-type="string">
            <text:p>dónde</text:p>
          </table:table-cell>
          <table:table-cell table:style-name="ce1" office:value-type="string">
            <text:p>duración</text:p>
          </table:table-cell>
          <table:table-cell table:style-name="ce1" office:value-type="string">
            <text:p>fechas</text:p>
          </table:table-cell>
          <table:table-cell office:value-type="string">
            <text:p>tex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Otoño</text:p>
          </table:table-cell>
          <table:table-cell office:value-type="float" office:value="2000">
            <text:p>2000</text:p>
          </table:table-cell>
          <table:table-cell office:value-type="string">
            <text:p>Política Comparada III : América Latina y EEUU</text:p>
          </table:table-cell>
          <table:table-cell office:value-type="string">
            <text:p>licenciatura en ciencia política</text:p>
          </table:table-cell>
          <table:table-cell office:value-type="string">
            <text:p>ITAM</text:p>
          </table:table-cell>
          <table:table-cell office:value-type="string">
            <text:p>51 horas</text:p>
          </table:table-cell>
          <table:table-cell/>
          <table:table-cell table:formula="of:=CONCATENATE(&quot; \item &quot;;[.B2];&quot; &quot;;[.C2];&quot;, &quot;;[.D2]; &quot;, &quot;;[.E2];&quot;, &quot;;[.F2];&quot; (&quot;;[.G2];&quot;).&quot;)" office:value-type="string" office:string-value=" \item Otoño 2000, Política Comparada III : América Latina y EEUU, licenciatura en ciencia política, ITAM (51 horas).">
            <text:p><text:s/>\item Otoño 2000, Política Comparada III : América Latina y EEUU, licenciatura en ciencia política, ITAM (51 horas)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Otoño</text:p>
          </table:table-cell>
          <table:table-cell office:value-type="float" office:value="2000">
            <text:p>2000</text:p>
          </table:table-cell>
          <table:table-cell office:value-type="string">
            <text:p>Análisis político institucional</text:p>
          </table:table-cell>
          <table:table-cell office:value-type="string">
            <text:p>maestría en políticas públicas</text:p>
          </table:table-cell>
          <table:table-cell office:value-type="string">
            <text:p>ITAM</text:p>
          </table:table-cell>
          <table:table-cell office:value-type="string">
            <text:p>33 horas</text:p>
          </table:table-cell>
          <table:table-cell office:value-type="string">
            <text:p>septiembre a diciembre</text:p>
          </table:table-cell>
          <table:table-cell table:formula="of:=CONCATENATE(&quot; \item &quot;;[.B3];&quot; &quot;;[.C3];&quot;, &quot;;[.D3]; &quot;, &quot;;[.E3];&quot;, &quot;;[.F3];&quot; (&quot;;[.G3];&quot;).&quot;)" office:value-type="string" office:string-value=" \item Otoño 2000, Análisis político institucional, maestría en políticas públicas, ITAM (33 horas).">
            <text:p><text:s/>\item Otoño 2000, Análisis político institucional, maestría en políticas públicas, ITAM (33 horas).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Primavera</text:p>
          </table:table-cell>
          <table:table-cell office:value-type="float" office:value="2001">
            <text:p>2001</text:p>
          </table:table-cell>
          <table:table-cell office:value-type="string">
            <text:p>Seminario de Investigación Política II : relaciones ejecutivo-legislativo</text:p>
          </table:table-cell>
          <table:table-cell office:value-type="string">
            <text:p>licenciatura en ciencia política</text:p>
          </table:table-cell>
          <table:table-cell office:value-type="string">
            <text:p>ITAM</text:p>
          </table:table-cell>
          <table:table-cell office:value-type="string">
            <text:p>51 horas</text:p>
          </table:table-cell>
          <table:table-cell/>
          <table:table-cell table:formula="of:=CONCATENATE(&quot; \item &quot;;[.B4];&quot; &quot;;[.C4];&quot;, &quot;;[.D4]; &quot;, &quot;;[.E4];&quot;, &quot;;[.F4];&quot; (&quot;;[.G4];&quot;).&quot;)" office:value-type="string" office:string-value=" \item Primavera 2001, Seminario de Investigación Política II : relaciones ejecutivo-legislativo, licenciatura en ciencia política, ITAM (51 horas).">
            <text:p><text:s/>\item Primavera 2001, Seminario de Investigación Política II : relaciones ejecutivo-legislativo, licenciatura en ciencia política, ITAM (51 horas).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Otoño</text:p>
          </table:table-cell>
          <table:table-cell office:value-type="float" office:value="2001">
            <text:p>2001</text:p>
          </table:table-cell>
          <table:table-cell office:value-type="string">
            <text:p>Política Comparada III : América Latina y EEUU</text:p>
          </table:table-cell>
          <table:table-cell office:value-type="string">
            <text:p>licenciatura en ciencia política</text:p>
          </table:table-cell>
          <table:table-cell office:value-type="string">
            <text:p>ITAM</text:p>
          </table:table-cell>
          <table:table-cell office:value-type="string">
            <text:p>51 horas</text:p>
          </table:table-cell>
          <table:table-cell/>
          <table:table-cell table:formula="of:=CONCATENATE(&quot; \item &quot;;[.B5];&quot; &quot;;[.C5];&quot;, &quot;;[.D5]; &quot;, &quot;;[.E5];&quot;, &quot;;[.F5];&quot; (&quot;;[.G5];&quot;).&quot;)" office:value-type="string" office:string-value=" \item Otoño 2001, Política Comparada III : América Latina y EEUU, licenciatura en ciencia política, ITAM (51 horas).">
            <text:p><text:s/>\item Otoño 2001, Política Comparada III : América Latina y EEUU, licenciatura en ciencia política, ITAM (51 horas).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Otoño</text:p>
          </table:table-cell>
          <table:table-cell office:value-type="float" office:value="2001">
            <text:p>2001</text:p>
          </table:table-cell>
          <table:table-cell office:value-type="string">
            <text:p>Análisis político institucional</text:p>
          </table:table-cell>
          <table:table-cell office:value-type="string">
            <text:p>maestría en políticas públicas</text:p>
          </table:table-cell>
          <table:table-cell office:value-type="string">
            <text:p>ITAM</text:p>
          </table:table-cell>
          <table:table-cell office:value-type="string">
            <text:p>33 horas</text:p>
          </table:table-cell>
          <table:table-cell office:value-type="string">
            <text:p>septiembre a diciembre</text:p>
          </table:table-cell>
          <table:table-cell table:formula="of:=CONCATENATE(&quot; \item &quot;;[.B6];&quot; &quot;;[.C6];&quot;, &quot;;[.D6]; &quot;, &quot;;[.E6];&quot;, &quot;;[.F6];&quot; (&quot;;[.G6];&quot;).&quot;)" office:value-type="string" office:string-value=" \item Otoño 2001, Análisis político institucional, maestría en políticas públicas, ITAM (33 horas).">
            <text:p><text:s/>\item Otoño 2001, Análisis político institucional, maestría en políticas públicas, ITAM (33 horas).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Primavera</text:p>
          </table:table-cell>
          <table:table-cell office:value-type="float" office:value="2002">
            <text:p>2002</text:p>
          </table:table-cell>
          <table:table-cell office:value-type="string">
            <text:p>Seminario de Investigación Política : historia política de México</text:p>
          </table:table-cell>
          <table:table-cell office:value-type="string">
            <text:p>licenciatura en ciencia política</text:p>
          </table:table-cell>
          <table:table-cell office:value-type="string">
            <text:p>ITAM</text:p>
          </table:table-cell>
          <table:table-cell office:value-type="string">
            <text:p>51 horas</text:p>
          </table:table-cell>
          <table:table-cell/>
          <table:table-cell table:formula="of:=CONCATENATE(&quot; \item &quot;;[.B7];&quot; &quot;;[.C7];&quot;, &quot;;[.D7]; &quot;, &quot;;[.E7];&quot;, &quot;;[.F7];&quot; (&quot;;[.G7];&quot;).&quot;)" office:value-type="string" office:string-value=" \item Primavera 2002, Seminario de Investigación Política : historia política de México, licenciatura en ciencia política, ITAM (51 horas).">
            <text:p><text:s/>\item Primavera 2002, Seminario de Investigación Política : historia política de México, licenciatura en ciencia política, ITAM (51 horas).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Otoño</text:p>
          </table:table-cell>
          <table:table-cell office:value-type="float" office:value="2002">
            <text:p>2002</text:p>
          </table:table-cell>
          <table:table-cell office:value-type="string">
            <text:p>Política Comparada II : instituciones políticas comparadas</text:p>
          </table:table-cell>
          <table:table-cell office:value-type="string">
            <text:p>licenciatura en ciencia política</text:p>
          </table:table-cell>
          <table:table-cell office:value-type="string">
            <text:p>ITAM</text:p>
          </table:table-cell>
          <table:table-cell office:value-type="string">
            <text:p>51 horas</text:p>
          </table:table-cell>
          <table:table-cell/>
          <table:table-cell table:formula="of:=CONCATENATE(&quot; \item &quot;;[.B8];&quot; &quot;;[.C8];&quot;, &quot;;[.D8]; &quot;, &quot;;[.E8];&quot;, &quot;;[.F8];&quot; (&quot;;[.G8];&quot;).&quot;)" office:value-type="string" office:string-value=" \item Otoño 2002, Política Comparada II : instituciones políticas comparadas, licenciatura en ciencia política, ITAM (51 horas).">
            <text:p><text:s/>\item Otoño 2002, Política Comparada II : instituciones políticas comparadas, licenciatura en ciencia política, ITAM (51 horas).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Otoño</text:p>
          </table:table-cell>
          <table:table-cell office:value-type="float" office:value="2002">
            <text:p>2002</text:p>
          </table:table-cell>
          <table:table-cell office:value-type="string">
            <text:p>Análisis político institucional</text:p>
          </table:table-cell>
          <table:table-cell office:value-type="string">
            <text:p>maestría en políticas públicas</text:p>
          </table:table-cell>
          <table:table-cell office:value-type="string">
            <text:p>ITAM</text:p>
          </table:table-cell>
          <table:table-cell office:value-type="string">
            <text:p>33 horas</text:p>
          </table:table-cell>
          <table:table-cell office:value-type="string">
            <text:p>septiembre a diciembre</text:p>
          </table:table-cell>
          <table:table-cell table:formula="of:=CONCATENATE(&quot; \item &quot;;[.B9];&quot; &quot;;[.C9];&quot;, &quot;;[.D9]; &quot;, &quot;;[.E9];&quot;, &quot;;[.F9];&quot; (&quot;;[.G9];&quot;).&quot;)" office:value-type="string" office:string-value=" \item Otoño 2002, Análisis político institucional, maestría en políticas públicas, ITAM (33 horas).">
            <text:p><text:s/>\item Otoño 2002, Análisis político institucional, maestría en políticas públicas, ITAM (33 horas).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Primavera</text:p>
          </table:table-cell>
          <table:table-cell office:value-type="float" office:value="2003">
            <text:p>2003</text:p>
          </table:table-cell>
          <table:table-cell office:value-type="string">
            <text:p>Elección Pública III</text:p>
          </table:table-cell>
          <table:table-cell office:value-type="string">
            <text:p>licenciatura en ciencia política</text:p>
          </table:table-cell>
          <table:table-cell office:value-type="string">
            <text:p>ITAM</text:p>
          </table:table-cell>
          <table:table-cell office:value-type="string">
            <text:p>51 horas</text:p>
          </table:table-cell>
          <table:table-cell/>
          <table:table-cell table:formula="of:=CONCATENATE(&quot; \item &quot;;[.B10];&quot; &quot;;[.C10];&quot;, &quot;;[.D10]; &quot;, &quot;;[.E10];&quot;, &quot;;[.F10];&quot; (&quot;;[.G10];&quot;).&quot;)" office:value-type="string" office:string-value=" \item Primavera 2003, Elección Pública III, licenciatura en ciencia política, ITAM (51 horas).">
            <text:p><text:s/>\item Primavera 2003, Elección Pública III, licenciatura en ciencia política, ITAM (51 horas).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Primavera</text:p>
          </table:table-cell>
          <table:table-cell office:value-type="float" office:value="2003">
            <text:p>2003</text:p>
          </table:table-cell>
          <table:table-cell office:value-type="string">
            <text:p>Política Comparada II : instituciones políticas comparadas</text:p>
          </table:table-cell>
          <table:table-cell office:value-type="string">
            <text:p>licenciatura en ciencia política</text:p>
          </table:table-cell>
          <table:table-cell office:value-type="string">
            <text:p>ITAM</text:p>
          </table:table-cell>
          <table:table-cell office:value-type="string">
            <text:p>51 horas</text:p>
          </table:table-cell>
          <table:table-cell/>
          <table:table-cell table:formula="of:=CONCATENATE(&quot; \item &quot;;[.B11];&quot; &quot;;[.C11];&quot;, &quot;;[.D11]; &quot;, &quot;;[.E11];&quot;, &quot;;[.F11];&quot; (&quot;;[.G11];&quot;).&quot;)" office:value-type="string" office:string-value=" \item Primavera 2003, Política Comparada II : instituciones políticas comparadas, licenciatura en ciencia política, ITAM (51 horas).">
            <text:p><text:s/>\item Primavera 2003, Política Comparada II : instituciones políticas comparadas, licenciatura en ciencia política, ITAM (51 horas).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Otoño</text:p>
          </table:table-cell>
          <table:table-cell office:value-type="float" office:value="2003">
            <text:p>2003</text:p>
          </table:table-cell>
          <table:table-cell office:value-type="string">
            <text:p>Política Comparada II : instituciones políticas comparadas</text:p>
          </table:table-cell>
          <table:table-cell office:value-type="string">
            <text:p>licenciatura en ciencia política</text:p>
          </table:table-cell>
          <table:table-cell office:value-type="string">
            <text:p>ITAM</text:p>
          </table:table-cell>
          <table:table-cell office:value-type="string">
            <text:p>51 horas</text:p>
          </table:table-cell>
          <table:table-cell/>
          <table:table-cell table:formula="of:=CONCATENATE(&quot; \item &quot;;[.B12];&quot; &quot;;[.C12];&quot;, &quot;;[.D12]; &quot;, &quot;;[.E12];&quot;, &quot;;[.F12];&quot; (&quot;;[.G12];&quot;).&quot;)" office:value-type="string" office:string-value=" \item Otoño 2003, Política Comparada II : instituciones políticas comparadas, licenciatura en ciencia política, ITAM (51 horas).">
            <text:p><text:s/>\item Otoño 2003, Política Comparada II : instituciones políticas comparadas, licenciatura en ciencia política, ITAM (51 horas).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Otoño</text:p>
          </table:table-cell>
          <table:table-cell office:value-type="float" office:value="2003">
            <text:p>2003</text:p>
          </table:table-cell>
          <table:table-cell office:value-type="string">
            <text:p>Análisis político institucional</text:p>
          </table:table-cell>
          <table:table-cell office:value-type="string">
            <text:p>maestría en políticas públicas</text:p>
          </table:table-cell>
          <table:table-cell office:value-type="string">
            <text:p>ITAM</text:p>
          </table:table-cell>
          <table:table-cell office:value-type="string">
            <text:p>33 horas</text:p>
          </table:table-cell>
          <table:table-cell office:value-type="string">
            <text:p>septiembre a diciembre</text:p>
          </table:table-cell>
          <table:table-cell table:formula="of:=CONCATENATE(&quot; \item &quot;;[.B13];&quot; &quot;;[.C13];&quot;, &quot;;[.D13]; &quot;, &quot;;[.E13];&quot;, &quot;;[.F13];&quot; (&quot;;[.G13];&quot;).&quot;)" office:value-type="string" office:string-value=" \item Otoño 2003, Análisis político institucional, maestría en políticas públicas, ITAM (33 horas).">
            <text:p><text:s/>\item Otoño 2003, Análisis político institucional, maestría en políticas públicas, ITAM (33 horas).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Primavera</text:p>
          </table:table-cell>
          <table:table-cell office:value-type="float" office:value="2004">
            <text:p>2004</text:p>
          </table:table-cell>
          <table:table-cell office:value-type="string">
            <text:p>Elección Pública III</text:p>
          </table:table-cell>
          <table:table-cell office:value-type="string">
            <text:p>licenciatura en ciencia política</text:p>
          </table:table-cell>
          <table:table-cell office:value-type="string">
            <text:p>ITAM</text:p>
          </table:table-cell>
          <table:table-cell office:value-type="string">
            <text:p>51 horas</text:p>
          </table:table-cell>
          <table:table-cell/>
          <table:table-cell table:formula="of:=CONCATENATE(&quot; \item &quot;;[.B14];&quot; &quot;;[.C14];&quot;, &quot;;[.D14]; &quot;, &quot;;[.E14];&quot;, &quot;;[.F14];&quot; (&quot;;[.G14];&quot;).&quot;)" office:value-type="string" office:string-value=" \item Primavera 2004, Elección Pública III, licenciatura en ciencia política, ITAM (51 horas).">
            <text:p><text:s/>\item Primavera 2004, Elección Pública III, licenciatura en ciencia política, ITAM (51 horas).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Primavera</text:p>
          </table:table-cell>
          <table:table-cell office:value-type="float" office:value="2004">
            <text:p>2004</text:p>
          </table:table-cell>
          <table:table-cell office:value-type="string">
            <text:p>seminario de Investigación Política : relaciones ejecutivo-legislativo</text:p>
          </table:table-cell>
          <table:table-cell office:value-type="string">
            <text:p>licenciatura en ciencia política</text:p>
          </table:table-cell>
          <table:table-cell office:value-type="string">
            <text:p>ITAM</text:p>
          </table:table-cell>
          <table:table-cell office:value-type="string">
            <text:p>51 horas</text:p>
          </table:table-cell>
          <table:table-cell/>
          <table:table-cell table:formula="of:=CONCATENATE(&quot; \item &quot;;[.B15];&quot; &quot;;[.C15];&quot;, &quot;;[.D15]; &quot;, &quot;;[.E15];&quot;, &quot;;[.F15];&quot; (&quot;;[.G15];&quot;).&quot;)" office:value-type="string" office:string-value=" \item Primavera 2004, seminario de Investigación Política : relaciones ejecutivo-legislativo, licenciatura en ciencia política, ITAM (51 horas).">
            <text:p><text:s/>\item Primavera 2004, seminario de Investigación Política : relaciones ejecutivo-legislativo, licenciatura en ciencia política, ITAM (51 horas).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Otoño</text:p>
          </table:table-cell>
          <table:table-cell office:value-type="float" office:value="2004">
            <text:p>2004</text:p>
          </table:table-cell>
          <table:table-cell office:value-type="string">
            <text:p>Política Comparada II : instituciones políticas comparadas</text:p>
          </table:table-cell>
          <table:table-cell office:value-type="string">
            <text:p>licenciatura en ciencia política</text:p>
          </table:table-cell>
          <table:table-cell office:value-type="string">
            <text:p>ITAM</text:p>
          </table:table-cell>
          <table:table-cell office:value-type="string">
            <text:p>51 horas</text:p>
          </table:table-cell>
          <table:table-cell/>
          <table:table-cell table:formula="of:=CONCATENATE(&quot; \item &quot;;[.B16];&quot; &quot;;[.C16];&quot;, &quot;;[.D16]; &quot;, &quot;;[.E16];&quot;, &quot;;[.F16];&quot; (&quot;;[.G16];&quot;).&quot;)" office:value-type="string" office:string-value=" \item Otoño 2004, Política Comparada II : instituciones políticas comparadas, licenciatura en ciencia política, ITAM (51 horas).">
            <text:p><text:s/>\item Otoño 2004, Política Comparada II : instituciones políticas comparadas, licenciatura en ciencia política, ITAM (51 horas).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Primavera</text:p>
          </table:table-cell>
          <table:table-cell office:value-type="float" office:value="2005">
            <text:p>2005</text:p>
          </table:table-cell>
          <table:table-cell office:value-type="string">
            <text:p>Elección Pública III</text:p>
          </table:table-cell>
          <table:table-cell office:value-type="string">
            <text:p>licenciatura en ciencia política</text:p>
          </table:table-cell>
          <table:table-cell office:value-type="string">
            <text:p>ITAM</text:p>
          </table:table-cell>
          <table:table-cell office:value-type="string">
            <text:p>51 horas</text:p>
          </table:table-cell>
          <table:table-cell/>
          <table:table-cell table:formula="of:=CONCATENATE(&quot; \item &quot;;[.B17];&quot; &quot;;[.C17];&quot;, &quot;;[.D17]; &quot;, &quot;;[.E17];&quot;, &quot;;[.F17];&quot; (&quot;;[.G17];&quot;).&quot;)" office:value-type="string" office:string-value=" \item Primavera 2005, Elección Pública III, licenciatura en ciencia política, ITAM (51 horas).">
            <text:p><text:s/>\item Primavera 2005, Elección Pública III, licenciatura en ciencia política, ITAM (51 horas).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Otoño</text:p>
          </table:table-cell>
          <table:table-cell office:value-type="float" office:value="2005">
            <text:p>2005</text:p>
          </table:table-cell>
          <table:table-cell office:value-type="string">
            <text:p>Política Comparada II : instituciones políticas comparadas</text:p>
          </table:table-cell>
          <table:table-cell office:value-type="string">
            <text:p>licenciatura en ciencia política</text:p>
          </table:table-cell>
          <table:table-cell office:value-type="string">
            <text:p>ITAM</text:p>
          </table:table-cell>
          <table:table-cell office:value-type="string">
            <text:p>51 horas</text:p>
          </table:table-cell>
          <table:table-cell/>
          <table:table-cell table:formula="of:=CONCATENATE(&quot; \item &quot;;[.B18];&quot; &quot;;[.C18];&quot;, &quot;;[.D18]; &quot;, &quot;;[.E18];&quot;, &quot;;[.F18];&quot; (&quot;;[.G18];&quot;).&quot;)" office:value-type="string" office:string-value=" \item Otoño 2005, Política Comparada II : instituciones políticas comparadas, licenciatura en ciencia política, ITAM (51 horas).">
            <text:p><text:s/>\item Otoño 2005, Política Comparada II : instituciones políticas comparadas, licenciatura en ciencia política, ITAM (51 horas).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Primavera</text:p>
          </table:table-cell>
          <table:table-cell office:value-type="float" office:value="2006">
            <text:p>2006</text:p>
          </table:table-cell>
          <table:table-cell office:value-type="string">
            <text:p>Elección Pública III</text:p>
          </table:table-cell>
          <table:table-cell office:value-type="string">
            <text:p>licenciatura en ciencia política</text:p>
          </table:table-cell>
          <table:table-cell office:value-type="string">
            <text:p>ITAM</text:p>
          </table:table-cell>
          <table:table-cell office:value-type="string">
            <text:p>51 horas</text:p>
          </table:table-cell>
          <table:table-cell/>
          <table:table-cell table:formula="of:=CONCATENATE(&quot; \item &quot;;[.B19];&quot; &quot;;[.C19];&quot;, &quot;;[.D19]; &quot;, &quot;;[.E19];&quot;, &quot;;[.F19];&quot; (&quot;;[.G19];&quot;).&quot;)" office:value-type="string" office:string-value=" \item Primavera 2006, Elección Pública III, licenciatura en ciencia política, ITAM (51 horas).">
            <text:p><text:s/>\item Primavera 2006, Elección Pública III, licenciatura en ciencia política, ITAM (51 horas).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Primavera</text:p>
          </table:table-cell>
          <table:table-cell office:value-type="float" office:value="2006">
            <text:p>2006</text:p>
          </table:table-cell>
          <table:table-cell office:value-type="string">
            <text:p>Introducción al Análisis Político</text:p>
          </table:table-cell>
          <table:table-cell office:value-type="string">
            <text:p>maestría en políticas públicas</text:p>
          </table:table-cell>
          <table:table-cell office:value-type="string">
            <text:p>ITAM</text:p>
          </table:table-cell>
          <table:table-cell office:value-type="string">
            <text:p>33 horas</text:p>
          </table:table-cell>
          <table:table-cell office:value-type="string">
            <text:p>enero a marzo</text:p>
          </table:table-cell>
          <table:table-cell table:formula="of:=CONCATENATE(&quot; \item &quot;;[.B20];&quot; &quot;;[.C20];&quot;, &quot;;[.D20]; &quot;, &quot;;[.E20];&quot;, &quot;;[.F20];&quot; (&quot;;[.G20];&quot;).&quot;)" office:value-type="string" office:string-value=" \item Primavera 2006, Introducción al Análisis Político, maestría en políticas públicas, ITAM (33 horas).">
            <text:p><text:s/>\item Primavera 2006, Introducción al Análisis Político, maestría en políticas públicas, ITAM (33 horas).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Otoño</text:p>
          </table:table-cell>
          <table:table-cell office:value-type="float" office:value="2006">
            <text:p>2006</text:p>
          </table:table-cell>
          <table:table-cell office:value-type="string">
            <text:p>Elección Pública III</text:p>
          </table:table-cell>
          <table:table-cell office:value-type="string">
            <text:p>licenciatura en ciencia política</text:p>
          </table:table-cell>
          <table:table-cell office:value-type="string">
            <text:p>ITAM</text:p>
          </table:table-cell>
          <table:table-cell office:value-type="string">
            <text:p>51 horas</text:p>
          </table:table-cell>
          <table:table-cell/>
          <table:table-cell table:formula="of:=CONCATENATE(&quot; \item &quot;;[.B21];&quot; &quot;;[.C21];&quot;, &quot;;[.D21]; &quot;, &quot;;[.E21];&quot;, &quot;;[.F21];&quot; (&quot;;[.G21];&quot;).&quot;)" office:value-type="string" office:string-value=" \item Otoño 2006, Elección Pública III, licenciatura en ciencia política, ITAM (51 horas).">
            <text:p><text:s/>\item Otoño 2006, Elección Pública III, licenciatura en ciencia política, ITAM (51 horas).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Otoño</text:p>
          </table:table-cell>
          <table:table-cell office:value-type="float" office:value="2006">
            <text:p>2006</text:p>
          </table:table-cell>
          <table:table-cell office:value-type="string">
            <text:p>Política Comparada II : instituciones políticas comparadas</text:p>
          </table:table-cell>
          <table:table-cell office:value-type="string">
            <text:p>licenciatura en ciencia política</text:p>
          </table:table-cell>
          <table:table-cell office:value-type="string">
            <text:p>ITAM</text:p>
          </table:table-cell>
          <table:table-cell office:value-type="string">
            <text:p>51 horas</text:p>
          </table:table-cell>
          <table:table-cell/>
          <table:table-cell table:formula="of:=CONCATENATE(&quot; \item &quot;;[.B22];&quot; &quot;;[.C22];&quot;, &quot;;[.D22]; &quot;, &quot;;[.E22];&quot;, &quot;;[.F22];&quot; (&quot;;[.G22];&quot;).&quot;)" office:value-type="string" office:string-value=" \item Otoño 2006, Política Comparada II : instituciones políticas comparadas, licenciatura en ciencia política, ITAM (51 horas).">
            <text:p><text:s/>\item Otoño 2006, Política Comparada II : instituciones políticas comparadas, licenciatura en ciencia política, ITAM (51 horas).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Otoño</text:p>
          </table:table-cell>
          <table:table-cell office:value-type="float" office:value="2007">
            <text:p>2007</text:p>
          </table:table-cell>
          <table:table-cell office:value-type="string">
            <text:p>Estudios de América Latina</text:p>
          </table:table-cell>
          <table:table-cell office:value-type="string">
            <text:p>Máster en Relaciones Internacionales</text:p>
          </table:table-cell>
          <table:table-cell office:value-type="string">
            <text:p>IBEI, Barcelona</text:p>
          </table:table-cell>
          <table:table-cell office:value-type="string">
            <text:p>16 horas</text:p>
          </table:table-cell>
          <table:table-cell/>
          <table:table-cell table:formula="of:=CONCATENATE(&quot; \item &quot;;[.B23];&quot; &quot;;[.C23];&quot;, &quot;;[.D23]; &quot;, &quot;;[.E23];&quot;, &quot;;[.F23];&quot; (&quot;;[.G23];&quot;).&quot;)" office:value-type="string" office:string-value=" \item Otoño 2007, Estudios de América Latina, Máster en Relaciones Internacionales, IBEI, Barcelona (16 horas).">
            <text:p><text:s/>\item Otoño 2007, Estudios de América Latina, Máster en Relaciones Internacionales, IBEI, Barcelona (16 horas).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Primavera</text:p>
          </table:table-cell>
          <table:table-cell office:value-type="float" office:value="2008">
            <text:p>2008</text:p>
          </table:table-cell>
          <table:table-cell office:value-type="string">
            <text:p>Elección Pública III</text:p>
          </table:table-cell>
          <table:table-cell office:value-type="string">
            <text:p>licenciatura en ciencia política</text:p>
          </table:table-cell>
          <table:table-cell office:value-type="string">
            <text:p>ITAM</text:p>
          </table:table-cell>
          <table:table-cell office:value-type="string">
            <text:p>51 horas</text:p>
          </table:table-cell>
          <table:table-cell/>
          <table:table-cell table:formula="of:=CONCATENATE(&quot; \item &quot;;[.B24];&quot; &quot;;[.C24];&quot;, &quot;;[.D24]; &quot;, &quot;;[.E24];&quot;, &quot;;[.F24];&quot; (&quot;;[.G24];&quot;).&quot;)" office:value-type="string" office:string-value=" \item Primavera 2008, Elección Pública III, licenciatura en ciencia política, ITAM (51 horas).">
            <text:p><text:s/>\item Primavera 2008, Elección Pública III, licenciatura en ciencia política, ITAM (51 horas).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Primavera</text:p>
          </table:table-cell>
          <table:table-cell office:value-type="float" office:value="2008">
            <text:p>2008</text:p>
          </table:table-cell>
          <table:table-cell office:value-type="string">
            <text:p>Política Comparada II : instituciones políticas comparadas</text:p>
          </table:table-cell>
          <table:table-cell office:value-type="string">
            <text:p>licenciatura en ciencia política</text:p>
          </table:table-cell>
          <table:table-cell office:value-type="string">
            <text:p>ITAM</text:p>
          </table:table-cell>
          <table:table-cell office:value-type="string">
            <text:p>51 horas</text:p>
          </table:table-cell>
          <table:table-cell/>
          <table:table-cell table:formula="of:=CONCATENATE(&quot; \item &quot;;[.B25];&quot; &quot;;[.C25];&quot;, &quot;;[.D25]; &quot;, &quot;;[.E25];&quot;, &quot;;[.F25];&quot; (&quot;;[.G25];&quot;).&quot;)" office:value-type="string" office:string-value=" \item Primavera 2008, Política Comparada II : instituciones políticas comparadas, licenciatura en ciencia política, ITAM (51 horas).">
            <text:p><text:s/>\item Primavera 2008, Política Comparada II : instituciones políticas comparadas, licenciatura en ciencia política, ITAM (51 horas).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Otoño</text:p>
          </table:table-cell>
          <table:table-cell office:value-type="float" office:value="2008">
            <text:p>2008</text:p>
          </table:table-cell>
          <table:table-cell office:value-type="string">
            <text:p>Elección Pública III</text:p>
          </table:table-cell>
          <table:table-cell office:value-type="string">
            <text:p>licenciatura en ciencia política</text:p>
          </table:table-cell>
          <table:table-cell office:value-type="string">
            <text:p>ITAM</text:p>
          </table:table-cell>
          <table:table-cell office:value-type="string">
            <text:p>51 horas</text:p>
          </table:table-cell>
          <table:table-cell/>
          <table:table-cell table:formula="of:=CONCATENATE(&quot; \item &quot;;[.B26];&quot; &quot;;[.C26];&quot;, &quot;;[.D26]; &quot;, &quot;;[.E26];&quot;, &quot;;[.F26];&quot; (&quot;;[.G26];&quot;).&quot;)" office:value-type="string" office:string-value=" \item Otoño 2008, Elección Pública III, licenciatura en ciencia política, ITAM (51 horas).">
            <text:p><text:s/>\item Otoño 2008, Elección Pública III, licenciatura en ciencia política, ITAM (51 horas).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Otoño</text:p>
          </table:table-cell>
          <table:table-cell office:value-type="float" office:value="2008">
            <text:p>2008</text:p>
          </table:table-cell>
          <table:table-cell office:value-type="string">
            <text:p>Política Comparada II : instituciones políticas comparadas</text:p>
          </table:table-cell>
          <table:table-cell office:value-type="string">
            <text:p>licenciatura en ciencia política</text:p>
          </table:table-cell>
          <table:table-cell office:value-type="string">
            <text:p>ITAM</text:p>
          </table:table-cell>
          <table:table-cell office:value-type="string">
            <text:p>51 horas</text:p>
          </table:table-cell>
          <table:table-cell/>
          <table:table-cell table:formula="of:=CONCATENATE(&quot; \item &quot;;[.B27];&quot; &quot;;[.C27];&quot;, &quot;;[.D27]; &quot;, &quot;;[.E27];&quot;, &quot;;[.F27];&quot; (&quot;;[.G27];&quot;).&quot;)" office:value-type="string" office:string-value=" \item Otoño 2008, Política Comparada II : instituciones políticas comparadas, licenciatura en ciencia política, ITAM (51 horas).">
            <text:p><text:s/>\item Otoño 2008, Política Comparada II : instituciones políticas comparadas, licenciatura en ciencia política, ITAM (51 horas).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23 y 24 de octubre</text:p>
          </table:table-cell>
          <table:table-cell office:value-type="float" office:value="2008">
            <text:p>2008</text:p>
          </table:table-cell>
          <table:table-cell office:value-type="string">
            <text:p>Teoría política positiva y estudios legislativos en Latinoamérica</text:p>
          </table:table-cell>
          <table:table-cell office:value-type="string">
            <text:p>maestria y doctorado de la Universidad de la Republica</text:p>
          </table:table-cell>
          <table:table-cell office:value-type="string">
            <text:p>Instituto de Ciencia Política, Universidad de la República, Uruguay</text:p>
          </table:table-cell>
          <table:table-cell office:value-type="string">
            <text:p>6 horas</text:p>
          </table:table-cell>
          <table:table-cell office:value-type="string">
            <text:p>23 y 24 de octubre</text:p>
          </table:table-cell>
          <table:table-cell table:formula="of:=CONCATENATE(&quot; \item &quot;;[.B28];&quot; &quot;;[.C28];&quot;, &quot;;[.D28]; &quot;, &quot;;[.E28];&quot;, &quot;;[.F28];&quot; (&quot;;[.G28];&quot;).&quot;)" office:value-type="string" office:string-value=" \item 23 y 24 de octubre 2008, Teoría política positiva y estudios legislativos en Latinoamérica, maestria y doctorado de la Universidad de la Republica, Instituto de Ciencia Política, Universidad de la República, Uruguay (6 horas).">
            <text:p><text:s/>\item 23 y 24 de octubre 2008, Teoría política positiva y estudios legislativos en Latinoamérica, maestria y doctorado de la Universidad de la Republica, Instituto de Ciencia Política, Universidad de la República, Uruguay (6 horas).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Primavera</text:p>
          </table:table-cell>
          <table:table-cell office:value-type="float" office:value="2009">
            <text:p>2009</text:p>
          </table:table-cell>
          <table:table-cell office:value-type="string">
            <text:p>Elección Pública III</text:p>
          </table:table-cell>
          <table:table-cell office:value-type="string">
            <text:p>licenciatura en ciencia política</text:p>
          </table:table-cell>
          <table:table-cell office:value-type="string">
            <text:p>ITAM</text:p>
          </table:table-cell>
          <table:table-cell office:value-type="string">
            <text:p>51 horas</text:p>
          </table:table-cell>
          <table:table-cell/>
          <table:table-cell table:formula="of:=CONCATENATE(&quot; \item &quot;;[.B29];&quot; &quot;;[.C29];&quot;, &quot;;[.D29]; &quot;, &quot;;[.E29];&quot;, &quot;;[.F29];&quot; (&quot;;[.G29];&quot;).&quot;)" office:value-type="string" office:string-value=" \item Primavera 2009, Elección Pública III, licenciatura en ciencia política, ITAM (51 horas).">
            <text:p><text:s/>\item Primavera 2009, Elección Pública III, licenciatura en ciencia política, ITAM (51 horas).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Primavera</text:p>
          </table:table-cell>
          <table:table-cell office:value-type="float" office:value="2009">
            <text:p>2009</text:p>
          </table:table-cell>
          <table:table-cell office:value-type="string">
            <text:p>Política Comparada II : instituciones políticas comparadas</text:p>
          </table:table-cell>
          <table:table-cell office:value-type="string">
            <text:p>licenciatura en ciencia política</text:p>
          </table:table-cell>
          <table:table-cell office:value-type="string">
            <text:p>ITAM</text:p>
          </table:table-cell>
          <table:table-cell office:value-type="string">
            <text:p>51 horas</text:p>
          </table:table-cell>
          <table:table-cell/>
          <table:table-cell table:formula="of:=CONCATENATE(&quot; \item &quot;;[.B30];&quot; &quot;;[.C30];&quot;, &quot;;[.D30]; &quot;, &quot;;[.E30];&quot;, &quot;;[.F30];&quot; (&quot;;[.G30];&quot;).&quot;)" office:value-type="string" office:string-value=" \item Primavera 2009, Política Comparada II : instituciones políticas comparadas, licenciatura en ciencia política, ITAM (51 horas).">
            <text:p><text:s/>\item Primavera 2009, Política Comparada II : instituciones políticas comparadas, licenciatura en ciencia política, ITAM (51 horas).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Otoño</text:p>
          </table:table-cell>
          <table:table-cell office:value-type="float" office:value="2009">
            <text:p>2009</text:p>
          </table:table-cell>
          <table:table-cell office:value-type="string">
            <text:p>Elección Pública III</text:p>
          </table:table-cell>
          <table:table-cell office:value-type="string">
            <text:p>licenciatura en ciencia política</text:p>
          </table:table-cell>
          <table:table-cell office:value-type="string">
            <text:p>ITAM</text:p>
          </table:table-cell>
          <table:table-cell office:value-type="string">
            <text:p>51 horas</text:p>
          </table:table-cell>
          <table:table-cell/>
          <table:table-cell table:formula="of:=CONCATENATE(&quot; \item &quot;;[.B31];&quot; &quot;;[.C31];&quot;, &quot;;[.D31]; &quot;, &quot;;[.E31];&quot;, &quot;;[.F31];&quot; (&quot;;[.G31];&quot;).&quot;)" office:value-type="string" office:string-value=" \item Otoño 2009, Elección Pública III, licenciatura en ciencia política, ITAM (51 horas).">
            <text:p><text:s/>\item Otoño 2009, Elección Pública III, licenciatura en ciencia política, ITAM (51 horas).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Otoño</text:p>
          </table:table-cell>
          <table:table-cell office:value-type="float" office:value="2009">
            <text:p>2009</text:p>
          </table:table-cell>
          <table:table-cell office:value-type="string">
            <text:p>Seminario de Investigación Política : estudios legislativos</text:p>
          </table:table-cell>
          <table:table-cell office:value-type="string">
            <text:p>licenciatura en ciencia política</text:p>
          </table:table-cell>
          <table:table-cell office:value-type="string">
            <text:p>ITAM</text:p>
          </table:table-cell>
          <table:table-cell office:value-type="string">
            <text:p>51 horas</text:p>
          </table:table-cell>
          <table:table-cell/>
          <table:table-cell table:formula="of:=CONCATENATE(&quot; \item &quot;;[.B32];&quot; &quot;;[.C32];&quot;, &quot;;[.D32]; &quot;, &quot;;[.E32];&quot;, &quot;;[.F32];&quot; (&quot;;[.G32];&quot;).&quot;)" office:value-type="string" office:string-value=" \item Otoño 2009, Seminario de Investigación Política : estudios legislativos, licenciatura en ciencia política, ITAM (51 horas).">
            <text:p><text:s/>\item Otoño 2009, Seminario de Investigación Política : estudios legislativos, licenciatura en ciencia política, ITAM (51 horas).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Primavera</text:p>
          </table:table-cell>
          <table:table-cell office:value-type="float" office:value="2010">
            <text:p>2010</text:p>
          </table:table-cell>
          <table:table-cell office:value-type="string">
            <text:p>Elección Pública III</text:p>
          </table:table-cell>
          <table:table-cell office:value-type="string">
            <text:p>licenciatura en ciencia política</text:p>
          </table:table-cell>
          <table:table-cell office:value-type="string">
            <text:p>ITAM</text:p>
          </table:table-cell>
          <table:table-cell office:value-type="string">
            <text:p>51 horas</text:p>
          </table:table-cell>
          <table:table-cell/>
          <table:table-cell table:formula="of:=CONCATENATE(&quot; \item &quot;;[.B33];&quot; &quot;;[.C33];&quot;, &quot;;[.D33]; &quot;, &quot;;[.E33];&quot;, &quot;;[.F33];&quot; (&quot;;[.G33];&quot;).&quot;)" office:value-type="string" office:string-value=" \item Primavera 2010, Elección Pública III, licenciatura en ciencia política, ITAM (51 horas).">
            <text:p><text:s/>\item Primavera 2010, Elección Pública III, licenciatura en ciencia política, ITAM (51 horas).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Primavera</text:p>
          </table:table-cell>
          <table:table-cell office:value-type="float" office:value="2010">
            <text:p>2010</text:p>
          </table:table-cell>
          <table:table-cell office:value-type="string">
            <text:p>Política Comparada II : instituciones políticas comparadas</text:p>
          </table:table-cell>
          <table:table-cell office:value-type="string">
            <text:p>licenciatura en ciencia política</text:p>
          </table:table-cell>
          <table:table-cell office:value-type="string">
            <text:p>ITAM</text:p>
          </table:table-cell>
          <table:table-cell office:value-type="string">
            <text:p>51 horas</text:p>
          </table:table-cell>
          <table:table-cell/>
          <table:table-cell table:formula="of:=CONCATENATE(&quot; \item &quot;;[.B34];&quot; &quot;;[.C34];&quot;, &quot;;[.D34]; &quot;, &quot;;[.E34];&quot;, &quot;;[.F34];&quot; (&quot;;[.G34];&quot;).&quot;)" office:value-type="string" office:string-value=" \item Primavera 2010, Política Comparada II : instituciones políticas comparadas, licenciatura en ciencia política, ITAM (51 horas).">
            <text:p><text:s/>\item Primavera 2010, Política Comparada II : instituciones políticas comparadas, licenciatura en ciencia política, ITAM (51 horas).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22 y 23 de enero</text:p>
          </table:table-cell>
          <table:table-cell office:value-type="float" office:value="2010">
            <text:p>2010</text:p>
          </table:table-cell>
          <table:table-cell office:value-type="string">
            <text:p>Módulo II: Relaciones ejecutivo-legislativo</text:p>
          </table:table-cell>
          <table:table-cell office:value-type="string">
            <text:p>diplomado en planeación y operación legislativa</text:p>
          </table:table-cell>
          <table:table-cell office:value-type="string">
            <text:p>ITAM</text:p>
          </table:table-cell>
          <table:table-cell office:value-type="string">
            <text:p>9 horas</text:p>
          </table:table-cell>
          <table:table-cell office:value-type="string">
            <text:p>22 y 23 de enero</text:p>
          </table:table-cell>
          <table:table-cell table:formula="of:=CONCATENATE(&quot; \item &quot;;[.B35];&quot; &quot;;[.C35];&quot;, &quot;;[.D35]; &quot;, &quot;;[.E35];&quot;, &quot;;[.F35];&quot; (&quot;;[.G35];&quot;).&quot;)" office:value-type="string" office:string-value=" \item 22 y 23 de enero 2010, Módulo II: Relaciones ejecutivo-legislativo, diplomado en planeación y operación legislativa, ITAM (9 horas).">
            <text:p><text:s/>\item 22 y 23 de enero 2010, Módulo II: Relaciones ejecutivo-legislativo, diplomado en planeación y operación legislativa, ITAM (9 horas).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Otoño</text:p>
          </table:table-cell>
          <table:table-cell office:value-type="float" office:value="2010">
            <text:p>2010</text:p>
          </table:table-cell>
          <table:table-cell office:value-type="string">
            <text:p>Elección Pública III</text:p>
          </table:table-cell>
          <table:table-cell office:value-type="string">
            <text:p>licenciatura en ciencia política</text:p>
          </table:table-cell>
          <table:table-cell office:value-type="string">
            <text:p>ITAM</text:p>
          </table:table-cell>
          <table:table-cell office:value-type="string">
            <text:p>51 horas</text:p>
          </table:table-cell>
          <table:table-cell/>
          <table:table-cell table:formula="of:=CONCATENATE(&quot; \item &quot;;[.B36];&quot; &quot;;[.C36];&quot;, &quot;;[.D36]; &quot;, &quot;;[.E36];&quot;, &quot;;[.F36];&quot; (&quot;;[.G36];&quot;).&quot;)" office:value-type="string" office:string-value=" \item Otoño 2010, Elección Pública III, licenciatura en ciencia política, ITAM (51 horas).">
            <text:p><text:s/>\item Otoño 2010, Elección Pública III, licenciatura en ciencia política, ITAM (51 horas).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Otoño</text:p>
          </table:table-cell>
          <table:table-cell office:value-type="float" office:value="2010">
            <text:p>2010</text:p>
          </table:table-cell>
          <table:table-cell office:value-type="string">
            <text:p>Política Comparada II : instituciones políticas comparadas</text:p>
          </table:table-cell>
          <table:table-cell office:value-type="string">
            <text:p>licenciatura en ciencia política</text:p>
          </table:table-cell>
          <table:table-cell office:value-type="string">
            <text:p>ITAM</text:p>
          </table:table-cell>
          <table:table-cell office:value-type="string">
            <text:p>51 horas</text:p>
          </table:table-cell>
          <table:table-cell/>
          <table:table-cell table:formula="of:=CONCATENATE(&quot; \item &quot;;[.B37];&quot; &quot;;[.C37];&quot;, &quot;;[.D37]; &quot;, &quot;;[.E37];&quot;, &quot;;[.F37];&quot; (&quot;;[.G37];&quot;).&quot;)" office:value-type="string" office:string-value=" \item Otoño 2010, Política Comparada II : instituciones políticas comparadas, licenciatura en ciencia política, ITAM (51 horas).">
            <text:p><text:s/>\item Otoño 2010, Política Comparada II : instituciones políticas comparadas, licenciatura en ciencia política, ITAM (51 horas).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3 de diciembre</text:p>
          </table:table-cell>
          <table:table-cell office:value-type="float" office:value="2010">
            <text:p>2010</text:p>
          </table:table-cell>
          <table:table-cell office:value-type="string">
            <text:p>Módulo II: Relaciones ejecutivo-legislativo</text:p>
          </table:table-cell>
          <table:table-cell office:value-type="string">
            <text:p>diplomado en planeación y operación legislativa</text:p>
          </table:table-cell>
          <table:table-cell office:value-type="string">
            <text:p>ITAM</text:p>
          </table:table-cell>
          <table:table-cell office:value-type="string">
            <text:p>5 horas</text:p>
          </table:table-cell>
          <table:table-cell office:value-type="string">
            <text:p>3 de diciembre</text:p>
          </table:table-cell>
          <table:table-cell table:formula="of:=CONCATENATE(&quot; \item &quot;;[.B38];&quot; &quot;;[.C38];&quot;, &quot;;[.D38]; &quot;, &quot;;[.E38];&quot;, &quot;;[.F38];&quot; (&quot;;[.G38];&quot;).&quot;)" office:value-type="string" office:string-value=" \item 3 de diciembre 2010, Módulo II: Relaciones ejecutivo-legislativo, diplomado en planeación y operación legislativa, ITAM (5 horas).">
            <text:p><text:s/>\item 3 de diciembre 2010, Módulo II: Relaciones ejecutivo-legislativo, diplomado en planeación y operación legislativa, ITAM (5 horas).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Primavera</text:p>
          </table:table-cell>
          <table:table-cell office:value-type="float" office:value="2011">
            <text:p>2011</text:p>
          </table:table-cell>
          <table:table-cell office:value-type="string">
            <text:p>Elección Pública III</text:p>
          </table:table-cell>
          <table:table-cell office:value-type="string">
            <text:p>licenciatura en ciencia política</text:p>
          </table:table-cell>
          <table:table-cell office:value-type="string">
            <text:p>ITAM</text:p>
          </table:table-cell>
          <table:table-cell office:value-type="string">
            <text:p>51 horas</text:p>
          </table:table-cell>
          <table:table-cell/>
          <table:table-cell table:formula="of:=CONCATENATE(&quot; \item &quot;;[.B39];&quot; &quot;;[.C39];&quot;, &quot;;[.D39]; &quot;, &quot;;[.E39];&quot;, &quot;;[.F39];&quot; (&quot;;[.G39];&quot;).&quot;)" office:value-type="string" office:string-value=" \item Primavera 2011, Elección Pública III, licenciatura en ciencia política, ITAM (51 horas).">
            <text:p><text:s/>\item Primavera 2011, Elección Pública III, licenciatura en ciencia política, ITAM (51 horas).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Primavera</text:p>
          </table:table-cell>
          <table:table-cell office:value-type="float" office:value="2011">
            <text:p>2011</text:p>
          </table:table-cell>
          <table:table-cell office:value-type="string">
            <text:p>Seminario de Investigación Política : elecciones legislativas</text:p>
          </table:table-cell>
          <table:table-cell office:value-type="string">
            <text:p>licenciatura en ciencia política</text:p>
          </table:table-cell>
          <table:table-cell office:value-type="string">
            <text:p>ITAM</text:p>
          </table:table-cell>
          <table:table-cell office:value-type="string">
            <text:p>51 horas</text:p>
          </table:table-cell>
          <table:table-cell/>
          <table:table-cell table:formula="of:=CONCATENATE(&quot; \item &quot;;[.B40];&quot; &quot;;[.C40];&quot;, &quot;;[.D40]; &quot;, &quot;;[.E40];&quot;, &quot;;[.F40];&quot; (&quot;;[.G40];&quot;).&quot;)" office:value-type="string" office:string-value=" \item Primavera 2011, Seminario de Investigación Política : elecciones legislativas, licenciatura en ciencia política, ITAM (51 horas).">
            <text:p><text:s/>\item Primavera 2011, Seminario de Investigación Política : elecciones legislativas, licenciatura en ciencia política, ITAM (51 horas).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11 y 12 de febrero</text:p>
          </table:table-cell>
          <table:table-cell office:value-type="float" office:value="2011">
            <text:p>2011</text:p>
          </table:table-cell>
          <table:table-cell office:value-type="string">
            <text:p>Módulo IV: Poderes legislativo y judicial</text:p>
          </table:table-cell>
          <table:table-cell office:value-type="string">
            <text:p>diplomado en análisis político</text:p>
          </table:table-cell>
          <table:table-cell office:value-type="string">
            <text:p>ITAM</text:p>
          </table:table-cell>
          <table:table-cell office:value-type="string">
            <text:p>9 horas</text:p>
          </table:table-cell>
          <table:table-cell office:value-type="string">
            <text:p>11 y 12 de febrero</text:p>
          </table:table-cell>
          <table:table-cell table:formula="of:=CONCATENATE(&quot; \item &quot;;[.B41];&quot; &quot;;[.C41];&quot;, &quot;;[.D41]; &quot;, &quot;;[.E41];&quot;, &quot;;[.F41];&quot; (&quot;;[.G41];&quot;).&quot;)" office:value-type="string" office:string-value=" \item 11 y 12 de febrero 2011, Módulo IV: Poderes legislativo y judicial, diplomado en análisis político, ITAM (9 horas).">
            <text:p><text:s/>\item 11 y 12 de febrero 2011, Módulo IV: Poderes legislativo y judicial, diplomado en análisis político, ITAM (9 horas).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13 al 17 de junio</text:p>
          </table:table-cell>
          <table:table-cell office:value-type="float" office:value="2011">
            <text:p>2011</text:p>
          </table:table-cell>
          <table:table-cell office:value-type="string">
            <text:p>Taller de estimación de variables latentes</text:p>
          </table:table-cell>
          <table:table-cell office:value-type="string">
            <text:p>licenciatura en ciencia política</text:p>
          </table:table-cell>
          <table:table-cell office:value-type="string">
            <text:p>ITAM</text:p>
          </table:table-cell>
          <table:table-cell office:value-type="string">
            <text:p>15 horas</text:p>
          </table:table-cell>
          <table:table-cell office:value-type="string">
            <text:p>13 al 17 de junio</text:p>
          </table:table-cell>
          <table:table-cell table:formula="of:=CONCATENATE(&quot; \item &quot;;[.B42];&quot; &quot;;[.C42];&quot;, &quot;;[.D42]; &quot;, &quot;;[.E42];&quot;, &quot;;[.F42];&quot; (&quot;;[.G42];&quot;).&quot;)" office:value-type="string" office:string-value=" \item 13 al 17 de junio 2011, Taller de estimación de variables latentes, licenciatura en ciencia política, ITAM (15 horas).">
            <text:p><text:s/>\item 13 al 17 de junio 2011, Taller de estimación de variables latentes, licenciatura en ciencia política, ITAM (15 horas).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database-ranges>
        <table:database-range table:target-range-address="Sheet1.A1:Sheet1.I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1">21/06/2011</text:date>, <text:time>14:2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Magar</meta:initial-creator>
    <meta:creation-date>2011-06-21T10:25:04</meta:creation-date>
    <dc:date>2011-06-21T14:21:16.88</dc:date>
    <dc:creator>Eric Magar</dc:creator>
    <meta:editing-duration>PT2H45M5S</meta:editing-duration>
    <meta:editing-cycles>27</meta:editing-cycles>
    <meta:generator>OpenOffice.org/3.3$Win32 OpenOffice.org_project/330m20$Build-9567</meta:generator>
    <meta:document-statistic meta:table-count="3" meta:cell-count="347" meta:object-count="0"/>
  </office:meta>
</office:document-meta>
</file>